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5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ta1" style:family="table" style:master-page-name="PageStyle_5f_tools_2c__20_counsumable_20__2c__20_spares_20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7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ols, counsumable , spares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Unit Name</text:p>
          </table:table-cell>
          <table:table-cell table:style-name="ce5" office:value-type="string" calcext:value-type="string">
            <text:p>Stock as of date</text:p>
          </table:table-cell>
          <table:table-cell table:style-name="ce5" office:value-type="string" calcext:value-type="string">
            <text:p>category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N010223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FL1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FL2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AC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1" calcext:value-type="float">
            <text:p>11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AC01C3H6O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01803308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2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2" calcext:value-type="float">
            <text:p>5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3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3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3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3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0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4" calcext:value-type="float">
            <text:p>44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0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8" calcext:value-type="float">
            <text:p>58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GA01A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BR01S62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B01T201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6367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216426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1B2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L0262SD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6" calcext:value-type="float">
            <text:p>1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282SD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N0112R1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EM1118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N0172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L0115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L0116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L0105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6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TBL0108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BT01RED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ff Welfare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BR016082Z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BR3200BTV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1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6" calcext:value-type="float">
            <text:p>8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1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8" calcext:value-type="float">
            <text:p>7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3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7" calcext:value-type="float">
            <text:p>4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0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5" calcext:value-type="float">
            <text:p>9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0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4" calcext:value-type="float">
            <text:p>5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L0108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0" calcext:value-type="float">
            <text:p>4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AC01BFC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55" calcext:value-type="float">
            <text:p>5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BL01BBSM4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BSBQ88C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BDSP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6" calcext:value-type="float">
            <text:p>1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BDIXO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3" calcext:value-type="float">
            <text:p>1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AH0112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3" calcext:value-type="float">
            <text:p>43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AH0104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0" calcext:value-type="float">
            <text:p>120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AH0105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AH0106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2" calcext:value-type="float">
            <text:p>3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AH0108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6" calcext:value-type="float">
            <text:p>26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BTF4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TA0618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0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GD0121BR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5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5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5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625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1851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4010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40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5323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2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256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18516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D011851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7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R01381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R01CHA20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30" calcext:value-type="float">
            <text:p>3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M01TA20HA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25" calcext:value-type="float">
            <text:p>25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R01Z0615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15" calcext:value-type="float">
            <text:p>1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07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50" calcext:value-type="float">
            <text:p>5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3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CLRM754C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15" calcext:value-type="float">
            <text:p>1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B01B10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4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4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B01WLS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B01WTS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B01WT6W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W01CH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155.43" calcext:value-type="float">
            <text:p>155.43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SP01060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87" calcext:value-type="float">
            <text:p>187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9331.51" calcext:value-type="float">
            <text:p>19,331.51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CONTFRA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W01CW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50" calcext:value-type="float">
            <text:p>5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U01238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9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COSCS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57" calcext:value-type="float">
            <text:p>57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DI01WATER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D01WHT0M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D010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E014070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E0150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AC01DMWTR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380" calcext:value-type="float">
            <text:p>38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D64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14R1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99R1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1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1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2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2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02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21244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2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2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2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25305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2635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2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2735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2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3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4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4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4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476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4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5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6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7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8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8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8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3" calcext:value-type="float">
            <text:p>1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8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GDR35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TP14M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25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37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41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1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2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6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40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0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7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9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60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75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580X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68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78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79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DPL6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XPL4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624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24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34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2GU4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BR02DSHAN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R01DSC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C05DZSPY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5" calcext:value-type="float">
            <text:p>1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EARPLG01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ff Welfare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RS1260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RS1460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RS1460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RS1060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RS1060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SQ1260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TR1260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S01TR1460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10H3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W08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35P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F20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7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1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1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1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2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2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3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D4F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LMT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H3062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1626G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1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0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TL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GL01SMLN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ff Welfare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FCEMLPT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785" calcext:value-type="float">
            <text:p>1,78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PK0MSK4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ff Welfare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W0100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4" calcext:value-type="float">
            <text:p>5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G01FW1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4" calcext:value-type="float">
            <text:p>4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C01FI47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C01FI50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L01DIA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F01DIA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O01DIA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T01DIA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26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320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F01RG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1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Pantry Item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GB01GB8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25" calcext:value-type="float">
            <text:p>25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GRNBA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2" calcext:value-type="float">
            <text:p>3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GC01</text:p>
          </table:table-cell>
          <table:table-cell table:style-name="ce2" office:value-type="string" calcext:value-type="string">
            <text:p>Mtrs</text:p>
          </table:table-cell>
          <table:table-cell table:style-name="ce6" office:value-type="float" office:value="73.5" calcext:value-type="float">
            <text:p>73.5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7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8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GS0104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9" calcext:value-type="float">
            <text:p>129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GS01M6X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3" calcext:value-type="float">
            <text:p>53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GS01M6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2" calcext:value-type="float">
            <text:p>3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GS01M8X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4" calcext:value-type="float">
            <text:p>24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19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38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3395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GD01395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4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B0112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B01147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661</text:p>
          </table:table-cell>
          <table:table-cell table:style-name="ce2" office:value-type="string" calcext:value-type="string">
            <text:p>Pair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HG01ACID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ff Welfare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17</text:p>
          </table:table-cell>
          <table:table-cell table:style-name="ce2" office:value-type="string" calcext:value-type="string">
            <text:p>Pair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ff Welfare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43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1" calcext:value-type="float">
            <text:p>4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3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1" calcext:value-type="float">
            <text:p>4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0" calcext:value-type="float">
            <text:p>50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B01C025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B01C035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8" calcext:value-type="float">
            <text:p>1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S01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S01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S013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HTH4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5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HRM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HB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IN01TY105H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PHB01081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5" calcext:value-type="float">
            <text:p>1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8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8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10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09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02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1D40M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S0135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D305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D415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D48M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D53M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S01M40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E01EF135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01EM10RH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HA1.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HA2.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HA2.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HA4.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HB6.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LAG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294.52-5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D7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D6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C01D5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TCU017020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C01HA35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155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9T3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WNGP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02CN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T308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304PF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3" calcext:value-type="float">
            <text:p>3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10RX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FBN8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3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P15T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TS3MW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GT42S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TIN01GGT42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TSC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FINNM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RUFPM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M65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0631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01FS115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PF22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16040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1604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04R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A100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327R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1327R1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3ER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MM1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SM1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CMT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XS6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XSL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05T09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6240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TE9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XS-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1DCGT0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DCMT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JDM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GX16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1" calcext:value-type="float">
            <text:p>1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NMAC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MAC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MAGR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N3JIC9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4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0" calcext:value-type="float">
            <text:p>3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330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0" calcext:value-type="float">
            <text:p>4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9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STT14339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8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IER5L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KN013202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LC01M263T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04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MSL20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100" calcext:value-type="float">
            <text:p>10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M825W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MP01A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TS0110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NBRTMC1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CCP01NURSE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float" office:value="1390" calcext:value-type="float">
            <text:p>1,39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FHB01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GNV68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120" calcext:value-type="float">
            <text:p>1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EPV68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30.5" calcext:value-type="float">
            <text:p>30.5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4000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7.7" calcext:value-type="float">
            <text:p>27.7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BLM10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8" calcext:value-type="float">
            <text:p>208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31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32MOB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39" calcext:value-type="float">
            <text:p>39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HS32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1" calcext:value-type="float">
            <text:p>21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TS68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TS68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TS68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VA35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VA35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VA35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SWY99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10.83" calcext:value-type="float">
            <text:p>10.83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TL10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8" calcext:value-type="float">
            <text:p>28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PB01FBW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2" calcext:value-type="float">
            <text:p>9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PB01FBW5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4" calcext:value-type="float">
            <text:p>6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WSM3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1" calcext:value-type="float">
            <text:p>1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E43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DGN90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3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58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58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PLES01SUS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80" calcext:value-type="float">
            <text:p>8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PE01PPE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PF01PPF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9" calcext:value-type="float">
            <text:p>1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BP01WPFP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TA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CTB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AP01PVCY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RAM012GB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8" calcext:value-type="float">
            <text:p>8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04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F1352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0113428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HB0125HSS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RT0110R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SU01A301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SS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C315W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0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D30ED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0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TWEP14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E01490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SC010860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GS01M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TS01UD1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1" calcext:value-type="float">
            <text:p>1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SC010200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010206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0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0130390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CK01061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36" calcext:value-type="float">
            <text:p>136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C1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OR0101020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3" calcext:value-type="float">
            <text:p>53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11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12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13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213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150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20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476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05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06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D0106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15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81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BN019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98XPL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XPL1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TDL01XPL98T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3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VP15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TFL33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SC5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DPL6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DPL7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465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4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D50FR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55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5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66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EM02D60M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EF2171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MF2171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U01TS13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D59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DL017934M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2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2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3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M0000003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4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4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4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S0126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PTCT10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PTCT109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0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9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PT75108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QTB1001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Q0212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SQ029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OY0000001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0" calcext:value-type="float">
            <text:p>0.00</text:p>
          </table:table-cell>
          <table:table-cell table:style-name="ce8" office:value-type="string" calcext:value-type="string">
            <text:p>Stationery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EDM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155" calcext:value-type="float">
            <text:p>155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CRASM2X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LM01EELS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7" calcext:value-type="float">
            <text:p>7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CF40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10" calcext:value-type="float">
            <text:p>21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L01SS68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00" calcext:value-type="float">
            <text:p>20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3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1" calcext:value-type="float">
            <text:p>1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CU01TS75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8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01663M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20410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01M81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M11X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3M8X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M8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301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4076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309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0110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10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1210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12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121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M17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254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30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407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50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601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18010S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S01M8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PS01E8X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01204160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49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AC01CMOHD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TM5X08H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22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TM8X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SP15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SP15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TG01EC24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TS113207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TS01FS211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S02FS1455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E01515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B01161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B01R81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RB01081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IN01E2L4R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PTR01PVF2SB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70" calcext:value-type="float">
            <text:p>170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1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TCP5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7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7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7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0" calcext:value-type="float">
            <text:p>1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5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6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0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WXN10T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TIN0111TPC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6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9" calcext:value-type="float">
            <text:p>2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L00000117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4" calcext:value-type="float">
            <text:p>2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N01110PC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OIL01VELO3</text:p>
          </table:table-cell>
          <table:table-cell table:style-name="ce2" office:value-type="string" calcext:value-type="string">
            <text:p>Ltrs</text:p>
          </table:table-cell>
          <table:table-cell table:style-name="ce6" office:value-type="float" office:value="25" calcext:value-type="float">
            <text:p>25.00</text:p>
          </table:table-cell>
          <table:table-cell table:style-name="ce8" office:value-type="string" calcext:value-type="string">
            <text:p>Consumabl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054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2" calcext:value-type="float">
            <text:p>52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RP0000035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Spa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IT012399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TP2811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TTP281152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01NWM6X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0" calcext:value-type="float">
            <text:p>6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1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0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FW01G6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5" calcext:value-type="float">
            <text:p>1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12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18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22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3" calcext:value-type="float">
            <text:p>1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06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0801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42" calcext:value-type="float">
            <text:p>4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1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2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6" calcext:value-type="float">
            <text:p>6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32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008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G01150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G0139C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3" calcext:value-type="float">
            <text:p>3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G01K5VF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G50820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5" calcext:value-type="float">
            <text:p>5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G0120013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C01T5VF8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CWREDMUN25</text:p>
          </table:table-cell>
          <table:table-cell table:style-name="ce2" office:value-type="string" calcext:value-type="string">
            <text:p>Kgs</text:p>
          </table:table-cell>
          <table:table-cell table:style-name="ce6" office:value-type="float" office:value="45" calcext:value-type="float">
            <text:p>45.00</text:p>
          </table:table-cell>
          <table:table-cell table:style-name="ce8" office:value-type="string" calcext:value-type="string">
            <text:p>Consumable store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FF1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1" calcext:value-type="float">
            <text:p>1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TWF01HF160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float" office:value="21" calcext:value-type="float">
            <text:p>21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RO14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12" calcext:value-type="float">
            <text:p>12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RO1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20" calcext:value-type="float">
            <text:p>20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TWF01FT160</text:p>
          </table:table-cell>
          <table:table-cell table:style-name="ce2" office:value-type="string" calcext:value-type="string">
            <text:p>Nos</text:p>
          </table:table-cell>
          <table:table-cell table:style-name="ce6" office:value-type="float" office:value="9" calcext:value-type="float">
            <text:p>9.00</text:p>
          </table:table-cell>
          <table:table-cell table:style-name="ce8" office:value-type="string" calcext:value-type="string">
            <text:p>Tools</text:p>
          </table:table-cell>
          <table:table-cell table:number-columns-repeated="59"/>
        </table:table-row>
        <table:table-row table:style-name="ro1" table:number-rows-repeated="104796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" table:cell-range-address="$'tools, counsumable , spares '.$B$2:.$E$606"/>
        </table:named-expressions>
      </table:table>
      <table:named-expressions/>
      <table:database-ranges>
        <table:database-range table:name="__Anonymous_Sheet_DB__0" table:target-range-address="'tools, counsumable , spares '.B2:'tools, counsumable , spares '.E60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ols_2c__20_counsumable_20__2c__20_spares_20_" style:display-name="PageStyle_tools, counsumable , spar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aging" style:display-name="PageStyle_packag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ifinish" style:display-name="PageStyle_semifini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material" style:display-name="PageStyle_raw materi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7:20</meta:creation-date>
    <dc:date>2023-03-03T18:26:51.860000000</dc:date>
    <meta:generator>Document_Manager_Pro/6.3.5.2$Windows_x86 LibreOffice_project/</meta:generator>
    <meta:editing-duration>PT40S</meta:editing-duration>
    <meta:editing-cycles>1</meta:editing-cycles>
    <meta:document-statistic meta:table-count="1" meta:cell-count="24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